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margin-top="0cm" fo:margin-bottom="0cm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text-properties style:font-name="Segoe UI Semibold" fo:font-style="italic" style:font-style-asian="italic" style:font-style-complex="italic"/>
    </style:style>
    <style:style style:name="P7" style:family="paragraph">
      <loext:graphic-properties draw:fill="none" draw:fill-color="#ffffff"/>
      <style:text-properties style:font-name="Segoe UI Semibold"/>
    </style:style>
    <style:style style:name="P8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font-weight="normal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6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7" style:family="text">
      <style:text-properties fo:color="#000000" style:text-position="super 58%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8" style:family="text">
      <style:text-properties fo:color="#000000" style:font-name="Segoe UI Semibold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9" style:family="text">
      <style:text-properties fo:color="#000000" style:text-position="super 58%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0" style:family="text">
      <style:text-properties fo:color="#000000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1" style:family="text">
      <style:text-properties fo:color="#000000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1.016cm">
          <draw:text-box>
            <text:p text:style-name="P1"><text:span text:style-name="T1">Old Testament</text:span></text:p>
            <text:p text:style-name="P1"><text:span text:style-name="T2">Jeremiah 20:7–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384cm" svg:height="9.269cm" svg:x="1.801cm" svg:y="0.816cm">
          <draw:text-box>
            <text:p text:style-name="P4"><text:span text:style-name="T3">7</text:span><text:span text:style-name="T4">O LORD, you have deceived me, and I was deceived; </text:span></text:p>
            <text:p text:style-name="P4"><text:span text:style-name="T4">you are stronger than I, and you have prevailed.</text:span></text:p>
            <text:p text:style-name="P5"><text:span text:style-name="T4">I have become a laughingstock all the day;</text:span></text:p>
            <text:p text:style-name="P4"><text:span text:style-name="T4">everyone mocks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384cm" svg:height="6.263cm" svg:x="1.778cm" svg:y="1.016cm">
          <draw:text-box>
            <text:p text:style-name="P5"><text:span text:style-name="T5">8</text:span><text:span text:style-name="T6">For whenever I speak, I cry out,</text:span></text:p>
            <text:p text:style-name="P4"><text:span text:style-name="T4">I shout, “Violence and destruction!”</text:span></text:p>
            <text:p text:style-name="P5"><text:span text:style-name="T4">For the word of the LORD has become for me</text:span></text:p>
            <text:p text:style-name="P5"><text:span text:style-name="T4">a reproach and derision all day l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384cm" svg:height="9.269cm" svg:x="1.778cm" svg:y="0.891cm">
          <draw:text-box>
            <text:p text:style-name="P5"><text:span text:style-name="T7">9</text:span><text:span text:style-name="T6">If I say, “I will not mention him,</text:span></text:p>
            <text:p text:style-name="P4"><text:span text:style-name="T4">or speak any more in his name,”</text:span></text:p>
            <text:p text:style-name="P5"><text:span text:style-name="T4">there is in my heart as it were a burning fire</text:span></text:p>
            <text:p text:style-name="P4"><text:span text:style-name="T4">shut up in my bones,</text:span></text:p>
            <text:p text:style-name="P5"><text:span text:style-name="T4">and I am weary with holding it in,</text:span></text:p>
            <text:p text:style-name="P4"><text:span text:style-name="T4">and I canno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5" draw:text-style-name="P7" draw:layer="layout" svg:width="24.384cm" svg:height="7.766cm" svg:x="1.778cm" svg:y="1.016cm">
          <draw:text-box>
            <text:p text:style-name="P5"><text:span text:style-name="T5">10</text:span><text:span text:style-name="T6">For I hear many whispering.</text:span></text:p>
            <text:p text:style-name="P4"><text:span text:style-name="T4">Terror is on every side!</text:span></text:p>
            <text:p text:style-name="P5"><text:span text:style-name="T4">“</text:span><text:span text:style-name="T4">Denounce him! Let us denounce him!”</text:span></text:p>
            <text:p text:style-name="P4"><text:span text:style-name="T4">say all my close friends,</text:span></text:p>
            <text:p text:style-name="P4"><text:span text:style-name="T4">watching for my f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6" draw:text-style-name="P7" draw:layer="layout" svg:width="24.384cm" svg:height="4.76cm" svg:x="1.778cm" svg:y="1.016cm">
          <draw:text-box>
            <text:p text:style-name="P5"><text:span text:style-name="T6">“</text:span><text:span text:style-name="T6">Perhaps he will be deceived;</text:span></text:p>
            <text:p text:style-name="P4"><text:span text:style-name="T4">then we can overcome him</text:span></text:p>
            <text:p text:style-name="P4"><text:span text:style-name="T4">and take our revenge on him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5" draw:text-style-name="P6" draw:layer="layout" svg:width="24.384cm" svg:height="7.766cm" svg:x="1.8cm" svg:y="0.727cm">
          <draw:text-box>
            <text:p text:style-name="P5"><text:span text:style-name="T5">11</text:span><text:span text:style-name="T6">But the LORD is with me as a dread warrior;</text:span></text:p>
            <text:p text:style-name="P4"><text:span text:style-name="T4">therefore my persecutors will stumble;</text:span></text:p>
            <text:p text:style-name="P4"><text:span text:style-name="T4">they will not overcome me.</text:span></text:p>
            <text:p text:style-name="P5"><text:span text:style-name="T4">They will be greatly shamed,</text:span></text:p>
            <text:p text:style-name="P4"><text:span text:style-name="T4">for they will not succ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7" draw:text-style-name="P7" draw:layer="layout" svg:width="24.384cm" svg:height="3.257cm" svg:x="1.8cm" svg:y="0.727cm">
          <draw:text-box>
            <text:p text:style-name="P5"><text:span text:style-name="T8"><text:s/></text:span><text:span text:style-name="T6">Their eternal dishonor</text:span></text:p>
            <text:p text:style-name="P4"><text:span text:style-name="T4">will never be forgott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384cm" svg:height="6.263cm" svg:x="1.8cm" svg:y="0.727cm">
          <draw:text-box>
            <text:p text:style-name="P5"><text:span text:style-name="T5">12</text:span><text:span text:style-name="T6">O LORD of hosts, who tests the righteous,</text:span></text:p>
            <text:p text:style-name="P4"><text:span text:style-name="T4">who sees the heart and the mind,</text:span></text:p>
            <text:p text:style-name="P5"><text:span text:style-name="T4">let me see your vengeance upon them,</text:span></text:p>
            <text:p text:style-name="P4"><text:span text:style-name="T4">for to you have I committed my cau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" presentation:presentation-page-layout-name="AL1T0">
        <office:forms form:automatic-focus="false" form:apply-design-mode="false"/>
        <draw:frame draw:style-name="gr5" draw:text-style-name="P8" draw:layer="layout" svg:width="24.384cm" svg:height="7.766cm" svg:x="1.8cm" svg:y="0.727cm">
          <draw:text-box>
            <text:p text:style-name="P5"><text:span text:style-name="T9">13</text:span><text:span text:style-name="T10">Sing to the LORD;</text:span></text:p>
            <text:p text:style-name="P4"><text:span text:style-name="T11">praise the LORD!</text:span></text:p>
            <text:p text:style-name="P5"><text:span text:style-name="T11">For he has delivered the life of the needy</text:span></text:p>
            <text:p text:style-name="P4"><text:span text:style-name="T11">from the hand of evildoers.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7:16:20.754000000</meta:creation-date>
    <dc:title>1030 Wt. Intro</dc:title>
    <meta:editing-duration>PT10M12S</meta:editing-duration>
    <meta:editing-cycles>5</meta:editing-cycles>
    <meta:generator>LibreOffice/5.3.3.2$Windows_X86_64 LibreOffice_project/3d9a8b4b4e538a85e0782bd6c2d430bafe583448</meta:generator>
    <dc:date>2017-06-21T10:20:45.036000000</dc:date>
    <meta:document-statistic meta:object-count="62"/>
  </office:meta>
</office:document-meta>
</file>